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5.094cm" style:rel-column-width="17570*"/>
    </style:style>
    <style:style style:name="Table1.B" style:family="table-column">
      <style:table-column-properties style:column-width="13.907cm" style:rel-column-width="47965*"/>
    </style:style>
    <style:style style:name="Table1.A1" style:family="table-cell">
      <style:table-cell-properties style:vertical-align="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ela1" style:family="table">
      <style:table-properties style:width="19.006cm" fo:margin-left="-0.03cm" table:align="left" style:writing-mode="page"/>
    </style:style>
    <style:style style:name="Tabela1.A" style:family="table-column">
      <style:table-column-properties style:column-width="4.923cm"/>
    </style:style>
    <style:style style:name="Tabela1.B" style:family="table-column">
      <style:table-column-properties style:column-width="1.979cm"/>
    </style:style>
    <style:style style:name="Tabela1.C" style:family="table-column">
      <style:table-column-properties style:column-width="1.542cm"/>
    </style:style>
    <style:style style:name="Tabela1.D" style:family="table-column">
      <style:table-column-properties style:column-width="1.76cm"/>
    </style:style>
    <style:style style:name="Tabela1.A1" style:family="table-cell">
      <style:table-cell-properties style:vertical-align="middle" fo:background-color="#336699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ela1.I1" style:family="table-cell">
      <style:table-cell-properties style:vertical-align="middle" fo:background-color="#336699" fo:padding="0.097cm" fo:border="0.05pt solid #999999">
        <style:background-image/>
      </style:table-cell-properties>
    </style:style>
    <style:style style:name="Tabela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ela1.A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B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C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D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E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F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G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H3" style:family="table-cell" style:data-style-name="N10100">
      <style:table-cell-properties fo:padding="0.097cm" fo:border-left="0.05pt solid #999999" fo:border-right="none" fo:border-top="none" fo:border-bottom="0.05pt solid #999999"/>
    </style:style>
    <style:style style:name="Tabela1.I3" style:family="table-cell" style:data-style-name="N10100">
      <style:table-cell-properties fo:padding="0.097cm" fo:border-left="0.05pt solid #999999" fo:border-right="0.05pt solid #999999" fo:border-top="none" fo:border-bottom="0.05pt solid #999999"/>
    </style:style>
    <style:style style:name="Tabela1.A4" style:family="table-cell">
      <style:table-cell-properties fo:padding="0.097cm" fo:border-left="0.05pt solid #999999" fo:border-right="0.05pt solid #999999" fo:border-top="none" fo:border-bottom="0.05pt solid #999999"/>
    </style:style>
    <style:style style:name="Tabela1.A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B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C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D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E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F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G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H5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I5" style:family="table-cell">
      <style:table-cell-properties fo:padding="0.097cm" fo:border="0.05pt solid #999999"/>
    </style:style>
    <style:style style:name="Tabela3" style:family="table">
      <style:table-properties style:width="12cm" fo:margin-left="2.5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4.001cm"/>
    </style:style>
    <style:style style:name="Tabela3.C" style:family="table-column">
      <style:table-column-properties style:column-width="3.999cm"/>
    </style:style>
    <style:style style:name="Tabela3.1" style:family="table-row">
      <style:table-row-properties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#336699" fo:padding="0.097cm" fo:border-left="0.05pt solid #999999" fo:border-right="none" fo:border-top="0.05pt solid #999999" fo:border-bottom="0.05pt solid #999999" style:writing-mode="page">
        <style:background-image/>
      </style:table-cell-properties>
    </style:style>
    <style:style style:name="Tabela3.C1" style:family="table-cell">
      <style:table-cell-properties style:vertical-align="" fo:background-color="#336699" fo:padding="0.097cm" fo:border-left="none" fo:border-right="none" fo:border-top="0.05pt solid #999999" fo:border-bottom="0.05pt solid #999999" style:writing-mode="page">
        <style:background-image/>
      </style:table-cell-properties>
    </style:style>
    <style:style style:name="Tabela3.A2" style:family="table-cell">
      <style:table-cell-properties style:vertical-align="" fo:background-color="#336699" fo:padding="0.097cm" fo:border-left="0.05pt solid #999999" fo:border-right="none" fo:border-top="none" fo:border-bottom="0.05pt solid #999999" style:writing-mode="page">
        <style:background-image/>
      </style:table-cell-properties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03efcba" style:font-size-asian="8pt" style:font-size-complex="8pt"/>
    </style:style>
    <style:style style:name="P6" style:family="paragraph" style:parent-style-name="Table_20_Contents">
      <loext:graphic-properties draw:fill="none"/>
      <style:paragraph-properties fo:background-color="transparent" style:writing-mode="page"/>
    </style:style>
    <style:style style:name="P7" style:family="paragraph" style:parent-style-name="Table_20_Contents">
      <loext:graphic-properties draw:fill="none"/>
      <style:paragraph-properties fo:background-color="transparent" style:writing-mode="page"/>
      <style:text-properties officeooo:paragraph-rsid="02ff0df9"/>
    </style:style>
    <style:style style:name="P8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17a5844" style:font-size-asian="10pt" style:font-size-complex="10pt"/>
    </style:style>
    <style:style style:name="P9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2ff0df9" style:font-size-asian="10pt" style:font-size-complex="10pt"/>
    </style:style>
    <style:style style:name="P10" style:family="paragraph" style:parent-style-name="Table_20_Contents">
      <style:paragraph-properties fo:text-align="start" style:justify-single-word="false" style:vertical-align="bottom" style:writing-mode="page"/>
      <style:text-properties style:font-name="FreeSerif" fo:font-size="8pt" officeooo:rsid="0178b17d" officeooo:paragraph-rsid="03781741" style:font-size-asian="8pt" style:font-size-complex="8pt"/>
    </style:style>
    <style:style style:name="P11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3693afc" style:font-size-asian="9pt" style:font-weight-asian="bold" style:font-size-complex="9pt" style:font-weight-complex="bold"/>
    </style:style>
    <style:style style:name="P12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3693afc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3693af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9pt" officeooo:rsid="0029fe5d" officeooo:paragraph-rsid="03781741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officeooo:paragraph-rsid="03781741"/>
    </style:style>
    <style:style style:name="P16" style:family="paragraph" style:parent-style-name="Standard">
      <style:text-properties officeooo:paragraph-rsid="03781741"/>
    </style:style>
    <style:style style:name="P17" style:family="paragraph" style:parent-style-name="Standard">
      <style:text-properties officeooo:rsid="03827aad" officeooo:paragraph-rsid="03827aad"/>
    </style:style>
    <style:style style:name="P18" style:family="paragraph" style:parent-style-name="Standard">
      <style:text-properties officeooo:paragraph-rsid="03827aad"/>
    </style:style>
    <style:style style:name="P19" style:family="paragraph" style:parent-style-name="Table_20_Contents">
      <style:paragraph-properties fo:text-align="start" style:justify-single-word="false" fo:break-before="column" style:vertical-align="bottom" style:writing-mode="page"/>
      <style:text-properties style:font-name="FreeSerif" fo:font-size="8pt" officeooo:rsid="0178b17d" officeooo:paragraph-rsid="032a488a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color="#ffffff" style:font-name="Times New Roman" fo:font-size="9pt" fo:font-weight="bold" officeooo:rsid="0020b11c" officeooo:paragraph-rsid="03781741" style:font-size-asian="9pt" style:font-weight-asian="bold" style:font-size-complex="9pt" style:font-weight-complex="bold"/>
    </style:style>
    <style:style style:name="P21" style:family="paragraph" style:parent-style-name="Table_20_Contents">
      <style:text-properties fo:color="#ffffff" style:font-name="Times New Roman" fo:font-size="9pt" fo:font-weight="bold" officeooo:rsid="0028c011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ffffff" style:font-name="Times New Roman" fo:font-size="9pt" fo:font-weight="bold" officeooo:rsid="0028c011" officeooo:paragraph-rsid="038dde9d" style:font-size-asian="9pt" style:font-weight-asian="bold" style:font-size-complex="9pt" style:font-weight-complex="bold"/>
    </style:style>
    <style:style style:name="P23" style:family="paragraph" style:parent-style-name="Table_20_Contents">
      <style:text-properties fo:color="#ffffff" style:font-name="Times New Roman" fo:font-size="9pt" fo:font-weight="bold" officeooo:rsid="0028c011" officeooo:paragraph-rsid="038dde9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ffffff" style:font-name="Times New Roman" fo:font-size="9pt" fo:font-weight="bold" officeooo:rsid="0042559d" officeooo:paragraph-rsid="038dde9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fff" style:font-name="Times New Roman" fo:font-size="8pt" fo:font-weight="bold" officeooo:rsid="003078ab" officeooo:paragraph-rsid="03781741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ffff" style:font-name="Times New Roman" fo:font-size="8pt" fo:font-weight="bold" officeooo:rsid="0020b11c" officeooo:paragraph-rsid="03781741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Times New Roman" fo:font-size="8pt" fo:font-weight="normal" officeooo:paragraph-rsid="03781741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3366" style:font-name="Times New Roman" fo:font-size="8pt" officeooo:paragraph-rsid="03781741" style:font-size-asian="8pt" style:font-size-complex="8pt"/>
    </style:style>
    <style:style style:name="P2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Times New Roman" fo:font-size="8pt" fo:font-weight="bold" officeooo:rsid="003e9774" officeooo:paragraph-rsid="03781741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ff3333" style:font-name="Times New Roman" fo:font-size="8pt" officeooo:paragraph-rsid="03781741" style:font-size-asian="8pt" style:font-size-complex="8pt"/>
    </style:style>
    <style:style style:name="P31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fo:color="#ff3333" style:font-name="Times New Roman" fo:font-size="8pt" fo:font-weight="bold" officeooo:paragraph-rsid="03781741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808080" style:font-name="Times New Roman" fo:font-size="8pt" officeooo:paragraph-rsid="03781741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fo:color="#808080" style:font-name="Times New Roman" fo:font-size="8pt" officeooo:paragraph-rsid="03781741" fo:background-color="transparent" style:font-size-asian="8pt" style:font-size-complex="8pt"/>
    </style:style>
    <style:style style:name="P34" style:family="paragraph" style:parent-style-name="Table_20_Contents">
      <style:paragraph-properties fo:text-align="end" style:justify-single-word="false"/>
      <style:text-properties fo:color="#808080" style:font-name="Times New Roman" fo:font-size="9pt" officeooo:paragraph-rsid="03781741" style:font-size-asian="9pt" style:font-size-complex="9pt"/>
    </style:style>
    <style:style style:name="P35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fo:color="#004586" style:font-name="Times New Roman" fo:font-size="8pt" fo:font-weight="bold" officeooo:paragraph-rsid="03781741" style:font-size-asian="8pt" style:font-weight-asian="bold" style:font-size-complex="8pt" style:font-weight-complex="bold"/>
    </style:style>
    <style:style style:name="P36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fo:color="#666666" style:font-name="Times New Roman" fo:font-size="9pt" fo:font-weight="bold" officeooo:paragraph-rsid="03781741" style:font-size-asian="9pt" style:font-weight-asian="bold" style:font-size-complex="9pt" style:font-weight-complex="bold"/>
    </style:style>
    <style:style style:name="P37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fo:color="#666666" style:font-name="Times New Roman" fo:font-size="8pt" fo:font-weight="bold" officeooo:paragraph-rsid="03781741" style:font-size-asian="8pt" style:font-weight-asian="bold" style:font-size-complex="8pt" style:font-weight-complex="bold"/>
    </style:style>
    <style:style style:name="P38" style:family="paragraph" style:parent-style-name="Standard">
      <style:paragraph-properties fo:margin-left="1cm" fo:margin-right="0cm" fo:margin-top="0.3cm" fo:margin-bottom="0cm" loext:contextual-spacing="false" fo:text-align="center" style:justify-single-word="false" fo:text-indent="0cm" style:auto-text-indent="false" style:vertical-align="bottom" style:writing-mode="page"/>
      <style:text-properties style:font-name="Times New Roman" fo:font-size="16pt" fo:font-weight="bold" officeooo:rsid="0020b11c" officeooo:paragraph-rsid="0384102e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style:font-name="Times New Roman" fo:font-size="16pt" fo:font-weight="bold" officeooo:rsid="001f2840" officeooo:paragraph-rsid="0384102e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end" style:justify-single-word="false"/>
      <style:text-properties fo:color="#000000" style:font-name="Times New Roman" fo:font-size="9pt" fo:font-weight="bold" officeooo:rsid="003e9774" officeooo:paragraph-rsid="038dde9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color="#004586" style:font-name="Times New Roman" fo:font-size="9pt" fo:font-weight="bold" officeooo:paragraph-rsid="038dde9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ff3333" style:font-name="Times New Roman" fo:font-size="9pt" fo:font-weight="bold" officeooo:paragraph-rsid="038dde9d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FreeSerif" fo:font-size="10pt" officeooo:rsid="017a74ec" style:font-size-asian="10pt" style:font-size-complex="10pt"/>
    </style:style>
    <style:style style:name="T2" style:family="text">
      <style:text-properties style:font-name="FreeSerif" fo:font-size="10pt" officeooo:rsid="017920f8" style:font-size-asian="10pt" style:font-size-complex="10pt"/>
    </style:style>
    <style:style style:name="T3" style:family="text">
      <style:text-properties officeooo:rsid="003d0f91"/>
    </style:style>
    <style:style style:name="T4" style:family="text">
      <style:text-properties style:font-name="Times New Roman" fo:font-size="8pt" officeooo:rsid="00234d63" style:font-size-asian="8pt" style:font-size-complex="8pt"/>
    </style:style>
    <style:style style:name="T5" style:family="text">
      <style:text-properties style:font-name="Times New Roman" fo:font-size="8pt" officeooo:rsid="00113b61" style:font-size-asian="8pt" style:font-size-complex="8pt"/>
    </style:style>
    <style:style style:name="T6" style:family="text">
      <style:text-properties officeooo:rsid="038dde9d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  <number:text-style style:name="N10100" number:language="pt" number:country="BR">
      <number:text-content/>
    </number:text-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oter" text:name="py3o.footer"/>
        <text:user-field-decl office:value-type="string" office:string-value="object.company_id.rml_footer" text:name="py3o.object.company_id.rml_footer"/>
        <text:user-field-decl office:value-type="string" office:string-value="objects.company_id.rml_footer" text:name="py3o.objects.company_id.rml_footer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object.employee_id.cpf" text:name="py3o.object.employee_id.cpf"/>
        <text:user-field-decl office:value-type="string" office:string-value="object.employee_id.bank_account_id.bank.bic" text:name="py3o.object.employee_id.bank_account_id.bank.bic"/>
        <text:user-field-decl office:value-type="string" office:string-value="object.number" text:name="py3o.object.payment_order_id.date_scheduled"/>
        <text:user-field-decl office:value-type="string" office:string-value="data_pagamento" text:name="py3o.data_pagamento"/>
        <text:user-field-decl office:value-type="string" office:string-value="object.employee_id.bank_account_id.bra_number" text:name="py3o.object.employee_id.bank_account_id.bra_number"/>
        <text:user-field-decl office:value-type="string" office:string-value="object.employee_id.bank_account_id.bra_number_dig" text:name="py3o.object.employee_id.bank_account_id.bra_number_dig"/>
        <text:user-field-decl office:value-type="string" office:string-value="object.employee_id.bank_account_id.acc_number" text:name="py3o.object.employee_id.bank_account_id.acc_number"/>
        <text:user-field-decl office:value-type="string" office:string-value="object.employee_id.bank_account_id.acc_number_dig" text:name="py3o.object.employee_id.bank_account_id.acc_number_dig"/>
        <text:user-field-decl office:value-type="string" office:string-value="observacoes" text:name="py3o.observacoes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msg_dependentes" text:name="py3o.msg_dependentes"/>
        <text:user-field-decl office:value-type="string" office:string-value="msg_aniversario" text:name="py3o.msg_aniversario"/>
        <text:user-field-decl office:value-type="string" office:string-value="competencia" text:name="py3o.competencia"/>
        <text:user-field-decl office:value-type="string" office:string-value="line.reference" text:name="py3o.line.reference"/>
        <text:user-field-decl office:value-type="string" office:string-value="object.employee_id.pis_pasep" text:name="py3o.object.employee_id.pis_pasep"/>
        <text:user-field-decl office:value-type="string" office:string-value="object.employee_id.rg_emission" text:name="py3o.object.employee_id.rg_emission"/>
        <text:user-field-decl office:value-type="string" office:string-value="object.employee_id.rg" text:name="py3o.object.employee_id.rg"/>
        <text:user-field-decl office:value-type="string" office:string-value="object.employee_id.organ_exp" text:name="py3o.object.employee_id.organ_exp"/>
        <text:user-field-decl office:value-type="string" office:string-value="object.employee_id.company_id.name" text:name="py3o.object.employee_id.company_id.name"/>
        <text:user-field-decl office:value-type="string" office:string-value="conta_bancaria" text:name="py3o.conta_bancaria"/>
        <text:user-field-decl office:value-type="string" office:string-value="company_id.legal_name" text:name="py3o.company_id.legal_name"/>
        <text:user-field-decl office:value-type="string" office:string-value="company_id.cnpj_cpf" text:name="py3o.company_id.cnpj_cpf"/>
        <text:user-field-decl office:value-type="string" office:string-value="company_id.street" text:name="py3o.company_id.street"/>
        <text:user-field-decl office:value-type="string" office:string-value="company_id.street2" text:name="py3o.company_id.street2"/>
        <text:user-field-decl office:value-type="string" office:string-value="company_id.zip" text:name="py3o.company_id.zip"/>
        <text:user-field-decl office:value-type="string" office:string-value="company_id.state_id.name" text:name="py3o.company_id.state_id.name"/>
        <text:user-field-decl office:value-type="string" office:string-value="company_id.country_id.name" text:name="py3o.company_id.country_id.name"/>
        <text:user-field-decl office:value-type="string" office:string-value="line.nome" text:name="py3o.line.nome"/>
        <text:user-field-decl office:value-type="string" office:string-value="line.adiantamento_ferias" text:name="py3o.line.adiantamento_ferias"/>
        <text:user-field-decl office:value-type="string" office:string-value="line.fgts_adiantamento_ferias" text:name="py3o.line.fgts_adiantamento_ferias"/>
        <text:user-field-decl office:value-type="string" office:string-value="line.adiantamento" text:name="py3o.line.adiantamento"/>
        <text:user-field-decl office:value-type="string" office:string-value="line.fgts_adiantamento" text:name="py3o.line.fgts_adiantamento"/>
        <text:user-field-decl office:value-type="string" office:string-value="line.rescisao" text:name="py3o.line.rescisao"/>
        <text:user-field-decl office:value-type="string" office:string-value="line.fgts_rescisao" text:name="py3o.line.fgts_rescisao"/>
        <text:user-field-decl office:value-type="string" office:string-value="line.segunda_parcela" text:name="py3o.line.segunda_parcela"/>
        <text:user-field-decl office:value-type="string" office:string-value="line.fgts_segunda_parcela" text:name="py3o.line.fgts_segunda_parcela"/>
        <text:user-field-decl office:value-type="string" office:string-value="total_adiantamento_ferias" text:name="py3o.total_adiantamento_ferias"/>
        <text:user-field-decl office:value-type="string" office:string-value="total_fgts_adiantamento_ferias" text:name="py3o.total_fgts_adiantamento_ferias"/>
        <text:user-field-decl office:value-type="string" office:string-value="total_adiantamento" text:name="py3o.total_adiantamento"/>
        <text:user-field-decl office:value-type="string" office:string-value="total_fgts_adiantamento" text:name="py3o.total_fgts_adiantamento"/>
        <text:user-field-decl office:value-type="string" office:string-value="total_recisao_decimo_terceiro" text:name="py3o.total_recisao_decimo_terceiro"/>
        <text:user-field-decl office:value-type="string" office:string-value="total_fgts_rescisao" text:name="py3o.total_fgts_rescisao"/>
        <text:user-field-decl office:value-type="string" office:string-value="total_segunda_parcela" text:name="py3o.total_segunda_parcela"/>
        <text:user-field-decl office:value-type="string" office:string-value="total_fgts_parcela" text:name="py3o.total_fgts_parcela"/>
        <text:user-field-decl office:value-type="string" office:string-value="resultado" text:name="py3o.resultado"/>
        <text:user-field-decl office:value-type="string" office:string-value="resultado_adiantamento" text:name="py3o.resultado_adiantamento"/>
        <text:user-field-decl office:value-type="string" office:string-value="resultado_fgts" text:name="py3o.resultado_fgts"/>
      </text:user-field-decls>
      <text:p text:style-name="P6"><text:a xlink:type="simple" xlink:href="py3o://if=%220%20==%201%22" text:style-name="Internet_20_link" text:visited-style-name="Visited_20_Internet_20_Link"><text:span text:style-name="T1">if="0 == 1"</text:span></text:a></text:p>
      <text:p text:style-name="P8">Este parágrafo não vai ser exibido, mas precisa existir para que o logo seja impresso corretamente</text:p>
      <text:p text:style-name="P8"><text:user-field-get text:name="py3o.company_logo">company_logo</text:user-field-get></text:p>
      <text:p text:style-name="P8"><text:user-field-get text:name="py3o.company_logo2">company_logo2</text:user-field-get></text:p>
      <text:p text:style-name="P7"><text:a xlink:type="simple" xlink:href="py3o:///if" text:style-name="Internet_20_link" text:visited-style-name="Visited_20_Internet_20_Link"><text:span text:style-name="T2">/if</text:span></text:a>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py3o.image(company_logo, 'png', isb64=True)" text:anchor-type="as-char" svg:width="4.9cm" svg:height="1.69cm" draw:z-index="0"><draw:text-box><text:p text:style-name="P4"/></draw:text-box></draw:frame></text:p>
          </table:table-cell>
          <table:table-cell table:style-name="Table1.B1" office:value-type="string">
            <text:p text:style-name="P13"><text:user-field-get text:name="py3o.company_id.legal_name">company_id.legal_name</text:user-field-get></text:p>
            <text:p text:style-name="P12"><text:user-field-get text:name="py3o.company_id.cnpj_cpf">company_id.cnpj_cpf</text:user-field-get></text:p>
            <text:p text:style-name="P12"><text:user-field-get text:name="py3o.company_id.street">company_id.street</text:user-field-get> <text:user-field-get text:name="py3o.company_id.street2">company_id.street2</text:user-field-get> <text:user-field-get text:name="py3o.company_id.zip">company_id.zip</text:user-field-get></text:p>
            <text:p text:style-name="P11"><text:user-field-get text:name="py3o.company_id.state_id.name">company_id.state_id.name</text:user-field-get> - <text:user-field-get text:name="py3o.company_id.country_id.name">company_id.country_id.name</text:user-field-get></text:p>
          </table:table-cell>
        </table:table-row>
      </table:table>
      <text:p text:style-name="P19"/>
      <text:p text:style-name="P39">Relatório de Adiantamento de Décimo Terceiro Salário</text:p>
      <text:p text:style-name="P38">Competência: <text:user-field-get text:name="py3o.competencia">competencia</text:user-field-get>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6"/>
        <table:table-header-rows>
          <table:table-row>
            <table:table-cell table:style-name="Tabela1.A1" office:value-type="string">
              <text:p text:style-name="P25">Nome</text:p>
            </table:table-cell>
            <table:table-cell table:style-name="Tabela1.A1" office:value-type="string">
              <text:p text:style-name="P26"><text:span text:style-name="T3">Adiantamento em </text:span>Férias</text:p>
            </table:table-cell>
            <table:table-cell table:style-name="Tabela1.A1" office:value-type="string">
              <text:p text:style-name="P26">FGTS </text:p>
            </table:table-cell>
            <table:table-cell table:style-name="Tabela1.A1" office:value-type="string">
              <text:p text:style-name="P26">Primeira Parcela <text:span text:style-name="T3">13º</text:span></text:p>
            </table:table-cell>
            <table:table-cell table:style-name="Tabela1.A1" office:value-type="string">
              <text:p text:style-name="P26">FGTS </text:p>
            </table:table-cell>
            <table:table-cell table:style-name="Tabela1.A1" office:value-type="string">
              <text:p text:style-name="P26"><text:span text:style-name="T3">Desconto em </text:span>Rescisão</text:p>
            </table:table-cell>
            <table:table-cell table:style-name="Tabela1.A1" office:value-type="string">
              <text:p text:style-name="P26">FGTS</text:p>
            </table:table-cell>
            <table:table-cell table:style-name="Tabela1.A1" office:value-type="string">
              <text:p text:style-name="P26"><text:span text:style-name="T3">Desconto </text:span>Segunda Parcela </text:p>
            </table:table-cell>
            <table:table-cell table:style-name="Tabela1.I1" office:value-type="string">
              <text:p text:style-name="P20">FGTS</text:p>
            </table:table-cell>
          </table:table-row>
        </table:table-header-rows>
        <table:table-row>
          <table:table-cell table:style-name="Tabela1.A4" table:number-columns-spanned="9" office:value-type="string">
            <text:p text:style-name="P15"><text:a xlink:type="simple" xlink:href="py3o://for=%22line%20in%20funcionarios%22" text:style-name="Internet_20_link" text:visited-style-name="Visited_20_Internet_20_Link"><text:span text:style-name="T4">for="line in funcionario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float" office:value="0">
            <text:p text:style-name="P27"><text:user-field-get text:name="py3o.line.nome">line.nome</text:user-field-get></text:p>
          </table:table-cell>
          <table:table-cell table:style-name="Tabela1.B3" office:value-type="float" office:value="0">
            <text:p text:style-name="P28"><text:user-field-get text:name="py3o.line.adiantamento_ferias">line.adiantamento_ferias</text:user-field-get></text:p>
          </table:table-cell>
          <table:table-cell table:style-name="Tabela1.C3" office:value-type="float" office:value="0">
            <text:p text:style-name="P33"><text:user-field-get text:name="py3o.line.fgts_adiantamento_ferias">line.fgts_adiantamento_ferias</text:user-field-get></text:p>
          </table:table-cell>
          <table:table-cell table:style-name="Tabela1.D3" office:value-type="float" office:value="0">
            <text:p text:style-name="P28"><text:user-field-get text:name="py3o.line.adiantamento">line.adiantamento</text:user-field-get></text:p>
          </table:table-cell>
          <table:table-cell table:style-name="Tabela1.E3" office:value-type="float" office:value="0">
            <text:p text:style-name="P32"><text:user-field-get text:name="py3o.line.fgts_adiantamento">line.fgts_adiantamento</text:user-field-get></text:p>
          </table:table-cell>
          <table:table-cell table:style-name="Tabela1.F3" office:value-type="float" office:value="0">
            <text:p text:style-name="P30"><text:user-field-get text:name="py3o.line.rescisao">line.rescisao</text:user-field-get></text:p>
          </table:table-cell>
          <table:table-cell table:style-name="Tabela1.G3" office:value-type="float" office:value="0">
            <text:p text:style-name="P32"><text:user-field-get text:name="py3o.line.fgts_rescisao">line.fgts_rescisao</text:user-field-get></text:p>
          </table:table-cell>
          <table:table-cell table:style-name="Tabela1.H3" office:value-type="float" office:value="0">
            <text:p text:style-name="P30"><text:user-field-get text:name="py3o.line.segunda_parcela">line.segunda_parcela</text:user-field-get></text:p>
          </table:table-cell>
          <table:table-cell table:style-name="Tabela1.I3" office:value-type="float" office:value="0">
            <text:p text:style-name="P34"><text:user-field-get text:name="py3o.line.fgts_segunda_parcela">line.fgts_segunda_parcela</text:user-field-get></text:p>
          </table:table-cell>
        </table:table-row>
        <table:table-row>
          <table:table-cell table:style-name="Tabela1.A4" table:number-columns-spanned="9" office:value-type="string">
            <text:p text:style-name="P14"><text:a xlink:type="simple" xlink:href="py3o:///for" text:style-name="Internet_20_link" text:visited-style-name="Visited_20_Internet_20_Link"><text:span text:style-name="T5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5" office:value-type="string">
            <text:p text:style-name="P29">TOTAL</text:p>
          </table:table-cell>
          <table:table-cell table:style-name="Tabela1.B5" office:value-type="string">
            <text:p text:style-name="P35"><text:user-field-get text:name="py3o.total_adiantamento_ferias">total_adiantamento_ferias</text:user-field-get></text:p>
          </table:table-cell>
          <table:table-cell table:style-name="Tabela1.C5" office:value-type="string">
            <text:p text:style-name="P37"><text:user-field-get text:name="py3o.total_fgts_adiantamento_ferias">total_fgts_adiantamento_ferias</text:user-field-get></text:p>
          </table:table-cell>
          <table:table-cell table:style-name="Tabela1.D5" office:value-type="string">
            <text:p text:style-name="P35"><text:user-field-get text:name="py3o.total_adiantamento">total_adiantamento</text:user-field-get></text:p>
          </table:table-cell>
          <table:table-cell table:style-name="Tabela1.E5" office:value-type="string">
            <text:p text:style-name="P37"><text:user-field-get text:name="py3o.total_fgts_adiantamento">total_fgts_adiantamento</text:user-field-get></text:p>
          </table:table-cell>
          <table:table-cell table:style-name="Tabela1.F5" office:value-type="string">
            <text:p text:style-name="P31"><text:user-field-get text:name="py3o.total_recisao_decimo_terceiro">total_recisao_decimo_terceiro</text:user-field-get></text:p>
          </table:table-cell>
          <table:table-cell table:style-name="Tabela1.G5" office:value-type="string">
            <text:p text:style-name="P37"><text:user-field-get text:name="py3o.total_fgts_rescisao">total_fgts_rescisao</text:user-field-get></text:p>
          </table:table-cell>
          <table:table-cell table:style-name="Tabela1.H5" office:value-type="string">
            <text:p text:style-name="P31"><text:user-field-get text:name="py3o.total_segunda_parcela">total_segunda_parcela</text:user-field-get></text:p>
          </table:table-cell>
          <table:table-cell table:style-name="Tabela1.I5" office:value-type="string">
            <text:p text:style-name="P36"><text:user-field-get text:name="py3o.total_fgts_parcela">total_fgts_parcela</text:user-field-get></text:p>
          </table:table-cell>
        </table:table-row>
      </table:table>
      <text:p text:style-name="P16"/>
      <text:p text:style-name="P16"/>
      <text:p text:style-name="P17"/>
      <text:p text:style-name="P18"/>
      <text:p text:style-name="P18"/>
      <table:table table:name="Tabela3" table:style-name="Tabela3">
        <table:table-column table:style-name="Tabela3.A" table:number-columns-repeated="2"/>
        <table:table-column table:style-name="Tabela3.C"/>
        <table:table-row table:style-name="Tabela3.1">
          <table:table-cell table:style-name="Tabela3.A1" office:value-type="string">
            <text:p text:style-name="P21"/>
          </table:table-cell>
          <table:table-cell table:style-name="Tabela3.A1" office:value-type="string">
            <text:p text:style-name="P23">Adiantamento 13º Salário</text:p>
          </table:table-cell>
          <table:table-cell table:style-name="Tabela3.C1" office:value-type="string">
            <text:p text:style-name="P23">FGTS sobre Adiantamento</text:p>
          </table:table-cell>
        </table:table-row>
        <table:table-row table:style-name="Tabela3.1">
          <table:table-cell table:style-name="Tabela3.A2" office:value-type="string">
            <text:p text:style-name="P22"><text:span text:style-name="T6">A</text:span>diantamento em Férias</text:p>
          </table:table-cell>
          <table:table-cell table:style-name="Tabela3.B2" office:value-type="string">
            <text:p text:style-name="P41"><text:user-field-get text:name="py3o.total_adiantamento_ferias">total_adiantamento_ferias</text:user-field-get></text:p>
          </table:table-cell>
          <table:table-cell table:style-name="Tabela3.C2" office:value-type="string">
            <text:p text:style-name="P41"><text:user-field-get text:name="py3o.total_fgts_adiantamento_ferias">total_fgts_adiantamento_ferias</text:user-field-get></text:p>
          </table:table-cell>
        </table:table-row>
        <table:table-row table:style-name="Tabela3.1">
          <table:table-cell table:style-name="Tabela3.A2" office:value-type="string">
            <text:p text:style-name="P22">Primeira Parcela de 13º</text:p>
          </table:table-cell>
          <table:table-cell table:style-name="Tabela3.B3" office:value-type="string">
            <text:p text:style-name="P41"><text:user-field-get text:name="py3o.total_adiantamento">total_adiantamento</text:user-field-get></text:p>
          </table:table-cell>
          <table:table-cell table:style-name="Tabela3.C3" office:value-type="string">
            <text:p text:style-name="P41"><text:user-field-get text:name="py3o.total_fgts_adiantamento">total_fgts_adiantamento</text:user-field-get></text:p>
          </table:table-cell>
        </table:table-row>
        <table:table-row table:style-name="Tabela3.1">
          <table:table-cell table:style-name="Tabela3.A2" office:value-type="string">
            <text:p text:style-name="P22">Proporcional em Rescisão</text:p>
          </table:table-cell>
          <table:table-cell table:style-name="Tabela3.B4" office:value-type="string">
            <text:p text:style-name="P42"><text:user-field-get text:name="py3o.total_recisao_decimo_terceiro">total_recisao_decimo_terceiro</text:user-field-get></text:p>
          </table:table-cell>
          <table:table-cell table:style-name="Tabela3.C4" office:value-type="string">
            <text:p text:style-name="P42"><text:user-field-get text:name="py3o.total_fgts_rescisao">total_fgts_rescisao</text:user-field-get></text:p>
          </table:table-cell>
        </table:table-row>
        <table:table-row table:style-name="Tabela3.1">
          <table:table-cell table:style-name="Tabela3.A2" office:value-type="string">
            <text:p text:style-name="P22"><text:s/>Segunda Parcela de 13º</text:p>
          </table:table-cell>
          <table:table-cell table:style-name="Tabela3.B5" office:value-type="string">
            <text:p text:style-name="P42"><text:user-field-get text:name="py3o.total_segunda_parcela">total_segunda_parcela</text:user-field-get></text:p>
          </table:table-cell>
          <table:table-cell table:style-name="Tabela3.C5" office:value-type="string">
            <text:p text:style-name="P42"><text:user-field-get text:name="py3o.total_fgts_parcela">total_fgts_parcela</text:user-field-get></text:p>
          </table:table-cell>
        </table:table-row>
        <table:table-row table:style-name="Tabela3.1">
          <table:table-cell table:style-name="Tabela3.A2" office:value-type="string">
            <text:p text:style-name="P24">RESULTADO FINAL</text:p>
          </table:table-cell>
          <table:table-cell table:style-name="Tabela3.B6" office:value-type="string">
            <text:p text:style-name="P40"><text:user-field-get text:name="py3o.resultado_adiantamento">resultado_adiantamento</text:user-field-get></text:p>
          </table:table-cell>
          <table:table-cell table:style-name="Tabela3.C6" office:value-type="string">
            <text:p text:style-name="P43"><text:user-field-get text:name="py3o.resultado_fgts">resultado_fgts</text:user-field-ge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user-field-decls>
          <text:user-field-decl office:value-type="string" office:string-value="footer" text:name="py3o.footer"/>
        </text:user-field-decls>
        <text:p text:style-name="MP1"/>
        <text:p text:style-name="MP2"><text:user-field-get text:name="py3o.footer">footer</text:user-field-ge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9-12-12T11:34:25.552720413</dc:date>
    <meta:editing-duration>P5DT10H28M53S</meta:editing-duration>
    <meta:editing-cycles>576</meta:editing-cycles>
    <meta:generator>LibreOffice/5.1.6.2$Linux_X86_64 LibreOffice_project/10m0$Build-2</meta:generator>
    <meta:document-statistic meta:table-count="3" meta:image-count="0" meta:object-count="0" meta:page-count="1" meta:paragraph-count="59" meta:word-count="111" meta:character-count="1239" meta:non-whitespace-character-count="1182"/>
    <meta:user-defined meta:name="decimal_separator">,</meta:user-defined>
    <meta:user-defined meta:name="digit_separator">.</meta:user-defined>
    <meta:user-defined meta:name="float_format">"%.2f"</meta:user-defined>
  </office:meta>
</office:document-meta>
</file>